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93cm"/>
    </style:style>
    <style:style style:name="co3" style:family="table-column">
      <style:table-column-properties fo:break-before="auto" style:column-width="1.319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3.616cm"/>
    </style:style>
    <style:style style:name="ro1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4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6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296 Hz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s_decel</text:p>
          </table:table-cell>
          <table:table-cell office:value-type="string">
            <text:p>s_decel_q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formula="of:=[.C3]*[.$G$2]" office:value-type="float" office:value="17.9424">
            <text:p>17.9424</text:p>
          </table:table-cell>
          <table:table-cell table:formula="of:=(([.C5]*[.$C$2])-([.B5]*[.$C$2]))/[.D5]" office:value-type="float" office:value="-1.11467808097022">
            <text:p>-1.114678081</text:p>
          </table:table-cell>
          <table:table-cell table:formula="of:=0.5*([.B5]*[.$C$2]+[.C5]*[.$C$2])*[.D5]" office:value-type="float" office:value="618.016">
            <text:p>618.016</text:p>
          </table:table-cell>
          <table:table-cell table:formula="of:=[.F5]/1.068" office:value-type="float" office:value="578.666666666667">
            <text:p>578.6666666667</text:p>
          </table:table-cell>
          <table:table-cell/>
          <table:table-cell table:formula="of:=([.B5]*[.C2])*2.4" office:value-type="float" office:value="106.666666666667">
            <text:p>106.66666666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6">
            <text:p>76</text:p>
          </table:table-cell>
          <table:table-cell table:formula="of:=[.$D$5]" office:value-type="float" office:value="17.9424">
            <text:p>17.9424</text:p>
          </table:table-cell>
          <table:table-cell table:formula="of:=(([.C6]*[.$C$2])-([.B6]*[.$C$2]))/[.D6]" office:value-type="float" office:value="-0.74311872064681">
            <text:p>-0.7431187206</text:p>
          </table:table-cell>
          <table:table-cell table:formula="of:=0.5*([.B6]*[.$C$2]+[.C6]*[.$C$2])*[.D6]" office:value-type="float" office:value="498.4">
            <text:p>498.4</text:p>
          </table:table-cell>
          <table:table-cell table:formula="of:=[.F6]/1.068" office:value-type="float" office:value="466.666666666667">
            <text:p>466.66666666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formula="of:=[.$D$5]" office:value-type="float" office:value="17.9424">
            <text:p>17.9424</text:p>
          </table:table-cell>
          <table:table-cell table:formula="of:=(([.C7]*[.$C$2])-([.B7]*[.$C$2]))/[.D7]" office:value-type="float" office:value="-0.557339040485108">
            <text:p>-0.5573390405</text:p>
          </table:table-cell>
          <table:table-cell table:formula="of:=0.5*([.B7]*[.$C$2]+[.C7]*[.$C$2])*[.D7]" office:value-type="float" office:value="408.688">
            <text:p>408.688</text:p>
          </table:table-cell>
          <table:table-cell table:formula="of:=[.F7]/1.068" office:value-type="float" office:value="382.666666666667">
            <text:p>382.6666666667</text:p>
          </table:table-cell>
          <table:table-cell/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8]/[.G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table:formula="of:=[.$D$5]" office:value-type="float" office:value="17.9424">
            <text:p>17.9424</text:p>
          </table:table-cell>
          <table:table-cell table:formula="of:=(([.C8]*[.$C$2])-([.B8]*[.$C$2]))/[.D8]" office:value-type="float" office:value="-0.371559360323405">
            <text:p>-0.3715593603</text:p>
          </table:table-cell>
          <table:table-cell table:formula="of:=0.5*([.B8]*[.$C$2]+[.C8]*[.$C$2])*[.D8]" office:value-type="float" office:value="318.976">
            <text:p>318.976</text:p>
          </table:table-cell>
          <table:table-cell table:formula="of:=[.F8]/1.068" office:value-type="float" office:value="298.666666666667">
            <text:p>298.6666666667</text:p>
          </table:table-cell>
          <table:table-cell/>
          <table:table-cell office:value-type="string">
            <text:p>t_s=</text:p>
          </table:table-cell>
          <table:table-cell table:formula="of:=[.J7]*[.G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formula="of:=[.$D$5]" office:value-type="float" office:value="17.9424">
            <text:p>17.9424</text:p>
          </table:table-cell>
          <table:table-cell table:formula="of:=(([.C9]*[.$C$2])-([.B9]*[.$C$2]))/[.D9]" office:value-type="float" office:value="-0.0619265600539009">
            <text:p>-0.0619265601</text:p>
          </table:table-cell>
          <table:table-cell table:formula="of:=0.5*([.B9]*[.$C$2]+[.C9]*[.$C$2])*[.D9]" office:value-type="float" office:value="249.2">
            <text:p>249.2</text:p>
          </table:table-cell>
          <table:table-cell table:formula="of:=[.F9]/1.068" office:value-type="float" office:value="233.333333333333">
            <text:p>233.3333333333</text:p>
          </table:table-cell>
          <table:table-cell table:number-columns-repeated="1017"/>
        </table:table-row>
        <table:table-row table:style-name="ro1">
          <table:table-cell office:value-type="string">
            <text:p>1440 Hz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s_dece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formula="of:=[.$D$5]" office:value-type="float" office:value="17.9424">
            <text:p>17.9424</text:p>
          </table:table-cell>
          <table:table-cell table:formula="of:=(([.C11]*[.$C$2])-([.B11]*[.$C$2]))/[.D11]" office:value-type="float" office:value="-0.928898400808513">
            <text:p>-0.9288984008</text:p>
          </table:table-cell>
          <table:table-cell table:formula="of:=0.5*([.B11]*[.$C$2]+[.C11]*[.$C$2])*[.D11]" office:value-type="float" office:value="647.92">
            <text:p>647.92</text:p>
          </table:table-cell>
          <table:table-cell table:formula="of:=[.F11]/1.068" office:value-type="float" office:value="606.666666666667">
            <text:p>606.66666666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88">
            <text:p>88</text:p>
          </table:table-cell>
          <table:table-cell table:formula="of:=[.$D$5]" office:value-type="float" office:value="17.9424">
            <text:p>17.9424</text:p>
          </table:table-cell>
          <table:table-cell table:formula="of:=(([.C12]*[.$C$2])-([.B12]*[.$C$2]))/[.D12]" office:value-type="float" office:value="-0.557339040485108">
            <text:p>-0.5573390405</text:p>
          </table:table-cell>
          <table:table-cell table:formula="of:=0.5*([.B12]*[.$C$2]+[.C12]*[.$C$2])*[.D12]" office:value-type="float" office:value="528.304">
            <text:p>528.304</text:p>
          </table:table-cell>
          <table:table-cell table:formula="of:=[.F12]/1.068" office:value-type="float" office:value="494.666666666667">
            <text:p>494.66666666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formula="of:=[.$D$5]" office:value-type="float" office:value="17.9424">
            <text:p>17.9424</text:p>
          </table:table-cell>
          <table:table-cell table:formula="of:=(([.C13]*[.$C$2])-([.B13]*[.$C$2]))/[.D13]" office:value-type="float" office:value="-0.185779680161703">
            <text:p>-0.1857796802</text:p>
          </table:table-cell>
          <table:table-cell table:formula="of:=0.5*([.B13]*[.$C$2]+[.C13]*[.$C$2])*[.D13]" office:value-type="float" office:value="468.496">
            <text:p>468.496</text:p>
          </table:table-cell>
          <table:table-cell table:formula="of:=[.F13]/1.068" office:value-type="float" office:value="438.666666666667">
            <text:p>438.6666666667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76">
            <text:p>76</text:p>
          </table:table-cell>
          <table:table-cell table:formula="of:=[.$D$5]" office:value-type="float" office:value="17.9424">
            <text:p>17.9424</text:p>
          </table:table-cell>
          <table:table-cell table:formula="of:=(([.C14]*[.$C$2])-([.B14]*[.$C$2]))/[.D14]" office:value-type="float" office:value="0">
            <text:p>0</text:p>
          </table:table-cell>
          <table:table-cell table:formula="of:=0.5*([.B14]*[.$C$2]+[.C14]*[.$C$2])*[.D14]" office:value-type="float" office:value="378.784">
            <text:p>378.784</text:p>
          </table:table-cell>
          <table:table-cell table:formula="of:=[.F14]/1.068" office:value-type="float" office:value="354.666666666667">
            <text:p>354.6666666667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52">
            <text:p>52</text:p>
          </table:table-cell>
          <table:table-cell table:formula="of:=[.$D$5]" office:value-type="float" office:value="17.9424">
            <text:p>17.9424</text:p>
          </table:table-cell>
          <table:table-cell table:formula="of:=(([.C15]*[.$C$2])-([.B15]*[.$C$2]))/[.D15]" office:value-type="float" office:value="0">
            <text:p>0</text:p>
          </table:table-cell>
          <table:table-cell table:formula="of:=0.5*([.B15]*[.$C$2]+[.C15]*[.$C$2])*[.D15]" office:value-type="float" office:value="259.168">
            <text:p>259.168</text:p>
          </table:table-cell>
          <table:table-cell table:formula="of:=[.F15]/1.068" office:value-type="float" office:value="242.666666666667">
            <text:p>242.6666666667</text:p>
          </table:table-cell>
          <table:table-cell table:number-columns-repeated="1017"/>
        </table:table-row>
        <table:table-row table:style-name="ro1">
          <table:table-cell office:value-type="string">
            <text:p>1008 Hz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s_dece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table:formula="of:=(([.C17]*[.$C$2])-([.B17]*[.$C$2]))/[.D17]" office:value-type="float" office:value="-0.333333333333333">
            <text:p>-0.3333333333</text:p>
          </table:table-cell>
          <table:table-cell table:formula="of:=0.5*([.B17]*[.$C$2]+[.C17]*[.$C$2])*[.D17]" office:value-type="float" office:value="261.111111111111">
            <text:p>261.1111111111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88">
            <text:p>88</text:p>
          </table:table-cell>
          <table:table-cell table:formula="of:=[.$D$17]" office:value-type="float" office:value="10">
            <text:p>10</text:p>
          </table:table-cell>
          <table:table-cell table:formula="of:=(([.C18]*[.$C$2])-([.B18]*[.$C$2]))/[.D18]" office:value-type="float" office:value="0">
            <text:p>0</text:p>
          </table:table-cell>
          <table:table-cell table:formula="of:=0.5*([.B18]*[.$C$2]+[.C18]*[.$C$2])*[.D18]" office:value-type="float" office:value="244.444444444444">
            <text:p>244.4444444444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88">
            <text:p>88</text:p>
          </table:table-cell>
          <table:table-cell table:formula="of:=[.$D$17]" office:value-type="float" office:value="10">
            <text:p>10</text:p>
          </table:table-cell>
          <table:table-cell table:formula="of:=(([.C19]*[.$C$2])-([.B19]*[.$C$2]))/[.D19]" office:value-type="float" office:value="0">
            <text:p>0</text:p>
          </table:table-cell>
          <table:table-cell table:formula="of:=0.5*([.B19]*[.$C$2]+[.C19]*[.$C$2])*[.D19]" office:value-type="float" office:value="244.444444444444">
            <text:p>244.4444444444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76">
            <text:p>76</text:p>
          </table:table-cell>
          <table:table-cell table:formula="of:=[.$D$17]" office:value-type="float" office:value="10">
            <text:p>10</text:p>
          </table:table-cell>
          <table:table-cell table:formula="of:=(([.C20]*[.$C$2])-([.B20]*[.$C$2]))/[.D20]" office:value-type="float" office:value="0">
            <text:p>0</text:p>
          </table:table-cell>
          <table:table-cell table:formula="of:=0.5*([.B20]*[.$C$2]+[.C20]*[.$C$2])*[.D20]" office:value-type="float" office:value="211.111111111111">
            <text:p>211.1111111111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52">
            <text:p>52</text:p>
          </table:table-cell>
          <table:table-cell table:formula="of:=[.$D$17]" office:value-type="float" office:value="10">
            <text:p>10</text:p>
          </table:table-cell>
          <table:table-cell table:formula="of:=(([.C21]*[.$C$2])-([.B21]*[.$C$2]))/[.D21]" office:value-type="float" office:value="0">
            <text:p>0</text:p>
          </table:table-cell>
          <table:table-cell table:formula="of:=0.5*([.B21]*[.$C$2]+[.C21]*[.$C$2])*[.D21]" office:value-type="float" office:value="144.444444444444">
            <text:p>144.4444444444</text:p>
          </table:table-cell>
          <table:table-cell table:number-columns-repeated="1018"/>
        </table:table-row>
        <table:table-row table:style-name="ro1">
          <table:table-cell office:value-type="string">
            <text:p>720 Hz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s_dece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formula="of:=[.D17]" office:value-type="float" office:value="10">
            <text:p>10</text:p>
          </table:table-cell>
          <table:table-cell table:formula="of:=(([.C23]*[.$C$2])-([.B23]*[.$C$2]))/[.D23]" office:value-type="float" office:value="-1">
            <text:p>-1</text:p>
          </table:table-cell>
          <table:table-cell table:formula="of:=0.5*([.B23]*[.$C$2]+[.C23]*[.$C$2])*[.D23]" office:value-type="float" office:value="227.777777777778">
            <text:p>227.77777777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table:formula="of:=[.D18]" office:value-type="float" office:value="10">
            <text:p>10</text:p>
          </table:table-cell>
          <table:table-cell table:formula="of:=(([.C24]*[.$C$2])-([.B24]*[.$C$2]))/[.D24]" office:value-type="float" office:value="-0.666666666666667">
            <text:p>-0.6666666667</text:p>
          </table:table-cell>
          <table:table-cell table:formula="of:=0.5*([.B24]*[.$C$2]+[.C24]*[.$C$2])*[.D24]" office:value-type="float" office:value="211.111111111111">
            <text:p>211.11111111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table:formula="of:=[.D19]" office:value-type="float" office:value="10">
            <text:p>10</text:p>
          </table:table-cell>
          <table:table-cell table:formula="of:=(([.C25]*[.$C$2])-([.B25]*[.$C$2]))/[.D25]" office:value-type="float" office:value="-0.666666666666667">
            <text:p>-0.6666666667</text:p>
          </table:table-cell>
          <table:table-cell table:formula="of:=0.5*([.B25]*[.$C$2]+[.C25]*[.$C$2])*[.D25]" office:value-type="float" office:value="211.111111111111">
            <text:p>211.11111111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formula="of:=[.D20]" office:value-type="float" office:value="10">
            <text:p>10</text:p>
          </table:table-cell>
          <table:table-cell table:formula="of:=(([.C26]*[.$C$2])-([.B26]*[.$C$2]))/[.D26]" office:value-type="float" office:value="-0.333333333333333">
            <text:p>-0.3333333333</text:p>
          </table:table-cell>
          <table:table-cell table:formula="of:=0.5*([.B26]*[.$C$2]+[.C26]*[.$C$2])*[.D26]" office:value-type="float" office:value="194.444444444444">
            <text:p>194.4444444444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52">
            <text:p>52</text:p>
          </table:table-cell>
          <table:table-cell table:formula="of:=[.D21]" office:value-type="float" office:value="10">
            <text:p>10</text:p>
          </table:table-cell>
          <table:table-cell table:formula="of:=(([.C27]*[.$C$2])-([.B27]*[.$C$2]))/[.D27]" office:value-type="float" office:value="0">
            <text:p>0</text:p>
          </table:table-cell>
          <table:table-cell table:formula="of:=0.5*([.B27]*[.$C$2]+[.C27]*[.$C$2])*[.D27]" office:value-type="float" office:value="144.444444444444">
            <text:p>144.4444444444</text:p>
          </table:table-cell>
          <table:table-cell table:number-columns-repeated="1018"/>
        </table:table-row>
        <table:table-row table:style-name="ro1">
          <table:table-cell office:value-type="string">
            <text:p>432 Hz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s_dece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table:formula="of:=([.C29]*[.$C$2]-[.B29]*[.$C$2])/[.E29]" office:value-type="float" office:value="11.9616">
            <text:p>11.9616</text:p>
          </table:table-cell>
          <table:table-cell table:formula="of:=[.E5]" office:value-type="float" office:value="-1.11467808097022">
            <text:p>-1.114678081</text:p>
          </table:table-cell>
          <table:table-cell table:formula="of:=0.5*([.B29]*[.$C$2]+[.C29]*[.$C$2])*[.D29]" office:value-type="float" office:value="212.650666666667">
            <text:p>212.6506666667</text:p>
          </table:table-cell>
          <table:table-cell table:formula="of:=[.F29]/1.068" office:value-type="float" office:value="199.111111111111">
            <text:p>199.11111111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table:formula="of:=([.C30]*[.$C$2]-[.B30]*[.$C$2])/[.E30]" office:value-type="float" office:value="13.4568">
            <text:p>13.4568</text:p>
          </table:table-cell>
          <table:table-cell table:formula="of:=[.E6]" office:value-type="float" office:value="-0.74311872064681">
            <text:p>-0.7431187206</text:p>
          </table:table-cell>
          <table:table-cell table:formula="of:=0.5*([.B30]*[.$C$2]+[.C30]*[.$C$2])*[.D30]" office:value-type="float" office:value="216.804">
            <text:p>216.804</text:p>
          </table:table-cell>
          <table:table-cell table:formula="of:=[.F30]/1.068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(([.C31]*[.$C$2])-([.B31]*[.$C$2]))/[.D31]" office:value-type="float" office:value="-0.555555555555556">
            <text:p>-0.5555555556</text:p>
          </table:table-cell>
          <table:table-cell table:formula="of:=0.5*([.B31]*[.$C$2]+[.C31]*[.$C$2])*[.D31]" office:value-type="float" office:value="173.333333333333">
            <text:p>173.3333333333</text:p>
          </table:table-cell>
          <table:table-cell table:formula="of:=[.F31]/1.068" office:value-type="float" office:value="162.297128589263">
            <text:p>162.29712858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(([.C32]*[.$C$2])-([.B32]*[.$C$2]))/[.D32]" office:value-type="float" office:value="-0.277777777777778">
            <text:p>-0.2777777778</text:p>
          </table:table-cell>
          <table:table-cell table:formula="of:=0.5*([.B32]*[.$C$2]+[.C32]*[.$C$2])*[.D32]" office:value-type="float" office:value="153.333333333333">
            <text:p>153.3333333333</text:p>
          </table:table-cell>
          <table:table-cell table:formula="of:=[.F32]/1.068" office:value-type="float" office:value="143.570536828964">
            <text:p>143.5705368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(([.C33]*[.$C$2])-([.B33]*[.$C$2]))/[.D33]" office:value-type="float" office:value="-0.277777777777778">
            <text:p>-0.2777777778</text:p>
          </table:table-cell>
          <table:table-cell table:formula="of:=0.5*([.B33]*[.$C$2]+[.C33]*[.$C$2])*[.D33]" office:value-type="float" office:value="153.333333333333">
            <text:p>153.3333333333</text:p>
          </table:table-cell>
          <table:table-cell table:formula="of:=[.F33]/1.068" office:value-type="float" office:value="143.570536828964">
            <text:p>143.5705368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table:formula="of:=(([.C35]*[.$C$2])^2-([.B35]*[.$C$2])^2)/(2*[.F35])" office:value-type="float" office:value="-1.54320987654321">
            <text:p>-1.5432098765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/>
          <table:table-cell table:formula="of:=(([.C36]*[.$C$2])^2-([.B36]*[.$C$2])^2)/(2*[.F36])" office:value-type="float" office:value="-0.494341563786008">
            <text:p>-0.4943415638</text:p>
          </table:table-cell>
          <table:table-cell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(([.C37]*[.$C$2])^2-([.B37]*[.$C$2])^2)/(2*[.F37])" office:value-type="float" office:value="-0.321502057613169">
            <text:p>-0.3215020576</text:p>
          </table:table-cell>
          <table:table-cell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/>
          <table:table-cell table:formula="of:=(([.C38]*[.$C$2])^2-([.B38]*[.$C$2])^2)/(2*[.F38])" office:value-type="float" office:value="-0.185699588477366">
            <text:p>-0.1856995885</text:p>
          </table:table-cell>
          <table:table-cell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formula="of:=(([.C39]*[.$C$2])^2-([.B39]*[.$C$2])^2)/(2*[.F39])" office:value-type="float" office:value="-0.0869341563786008">
            <text:p>-0.0869341564</text:p>
          </table:table-cell>
          <table:table-cell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formula="of:=(([.C40]*[.$C$2])^2-([.B40]*[.$C$2])^2)/(2*[.F40])" office:value-type="float" office:value="-1.58024691358025">
            <text:p>-1.5802469136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formula="of:=(([.C43]*[.$C$2])-([.B43]*[.$C$2]))/[.D43]" office:value-type="float" office:value="-1.16959064327485">
            <text:p>-1.1695906433</text:p>
          </table:table-cell>
          <table:table-cell table:formula="of:=0.5*([.B43]*[.$C$2]+[.C43]*[.$C$2])*[.D43]" office:value-type="float" office:value="659.722222222222">
            <text:p>659.7222222222</text:p>
          </table:table-cell>
          <table:table-cell table:formula="of:=[.F43]/1.068" office:value-type="float" office:value="617.717436537661">
            <text:p>617.7174365377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Droid Sans" fo:font-size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/10/2010</text:date>, <text:time>01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bie Smith</meta:initial-creator>
    <meta:creation-date>2010-10-11T21:22:22</meta:creation-date>
    <dc:date>2010-10-16T01:13:51</dc:date>
    <dc:creator>Robbie Smith</dc:creator>
    <meta:editing-duration>PT25H54M05S</meta:editing-duration>
    <meta:editing-cycles>6</meta:editing-cycles>
    <meta:generator>OpenOffice.org/3.2$Unix OpenOffice.org_project/320m19$Build-9505</meta:generator>
    <meta:document-statistic meta:table-count="3" meta:cell-count="222" meta:object-count="0"/>
  </office:meta>
</office:document-meta>
</file>